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052" calcext:value-type="float">
            <text:p>2.17305</text:p>
          </table:table-cell>
          <table:table-cell office:value-type="float" office:value="2.42954666666667" calcext:value-type="float">
            <text:p>2.42955</text:p>
          </table:table-cell>
          <table:table-cell office:value-type="float" office:value="3.312736" calcext:value-type="float">
            <text:p>3.312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03333333333" calcext:value-type="float">
            <text:p>2.20803</text:p>
          </table:table-cell>
          <table:table-cell office:value-type="float" office:value="2.354212" calcext:value-type="float">
            <text:p>2.35421</text:p>
          </table:table-cell>
          <table:table-cell office:value-type="float" office:value="3.18216" calcext:value-type="float">
            <text:p>3.182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92266666667" calcext:value-type="float">
            <text:p>2.20492</text:p>
          </table:table-cell>
          <table:table-cell office:value-type="float" office:value="2.350496" calcext:value-type="float">
            <text:p>2.3505</text:p>
          </table:table-cell>
          <table:table-cell office:value-type="float" office:value="3.167904" calcext:value-type="float">
            <text:p>3.16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78933333333" calcext:value-type="float">
            <text:p>2.20679</text:p>
          </table:table-cell>
          <table:table-cell office:value-type="float" office:value="2.32799333333333" calcext:value-type="float">
            <text:p>2.32799</text:p>
          </table:table-cell>
          <table:table-cell office:value-type="float" office:value="3.14152" calcext:value-type="float">
            <text:p>3.141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33466666667" calcext:value-type="float">
            <text:p>2.22133</text:p>
          </table:table-cell>
          <table:table-cell office:value-type="float" office:value="2.32110666666667" calcext:value-type="float">
            <text:p>2.32111</text:p>
          </table:table-cell>
          <table:table-cell office:value-type="float" office:value="3.125536" calcext:value-type="float">
            <text:p>3.125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0036" calcext:value-type="float">
            <text:p>2.31004</text:p>
          </table:table-cell>
          <table:table-cell office:value-type="float" office:value="2.11705733333333" calcext:value-type="float">
            <text:p>2.11706</text:p>
          </table:table-cell>
          <table:table-cell office:value-type="float" office:value="2.75984" calcext:value-type="float">
            <text:p>2.759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756" calcext:value-type="float">
            <text:p>2.23476</text:p>
          </table:table-cell>
          <table:table-cell office:value-type="float" office:value="2.2921" calcext:value-type="float">
            <text:p>2.2921</text:p>
          </table:table-cell>
          <table:table-cell office:value-type="float" office:value="3.051264" calcext:value-type="float">
            <text:p>3.051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64933333333" calcext:value-type="float">
            <text:p>2.28765</text:p>
          </table:table-cell>
          <table:table-cell office:value-type="float" office:value="2.15997733333333" calcext:value-type="float">
            <text:p>2.15998</text:p>
          </table:table-cell>
          <table:table-cell office:value-type="float" office:value="2.838128" calcext:value-type="float">
            <text:p>2.838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666666666667" calcext:value-type="float">
            <text:p>2.28667</text:p>
          </table:table-cell>
          <table:table-cell office:value-type="float" office:value="2.155184" calcext:value-type="float">
            <text:p>2.15518</text:p>
          </table:table-cell>
          <table:table-cell office:value-type="float" office:value="2.841424" calcext:value-type="float">
            <text:p>2.841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613866666667" calcext:value-type="float">
            <text:p>2.28614</text:p>
          </table:table-cell>
          <table:table-cell office:value-type="float" office:value="2.167148" calcext:value-type="float">
            <text:p>2.16715</text:p>
          </table:table-cell>
          <table:table-cell office:value-type="float" office:value="2.856688" calcext:value-type="float">
            <text:p>2.856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62133333333" calcext:value-type="float">
            <text:p>2.28462</text:p>
          </table:table-cell>
          <table:table-cell office:value-type="float" office:value="2.165364" calcext:value-type="float">
            <text:p>2.16536</text:p>
          </table:table-cell>
          <table:table-cell office:value-type="float" office:value="2.842832" calcext:value-type="float">
            <text:p>2.842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458133333333" calcext:value-type="float">
            <text:p>2.28458</text:p>
          </table:table-cell>
          <table:table-cell office:value-type="float" office:value="2.16297066666667" calcext:value-type="float">
            <text:p>2.16297</text:p>
          </table:table-cell>
          <table:table-cell office:value-type="float" office:value="2.853792" calcext:value-type="float">
            <text:p>2.853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8194133333333" calcext:value-type="float">
            <text:p>2.28194</text:p>
          </table:table-cell>
          <table:table-cell office:value-type="float" office:value="2.17726533333333" calcext:value-type="float">
            <text:p>2.17727</text:p>
          </table:table-cell>
          <table:table-cell office:value-type="float" office:value="2.874096" calcext:value-type="float">
            <text:p>2.87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091066666667" calcext:value-type="float">
            <text:p>2.28091</text:p>
          </table:table-cell>
          <table:table-cell office:value-type="float" office:value="2.17594666666667" calcext:value-type="float">
            <text:p>2.17595</text:p>
          </table:table-cell>
          <table:table-cell office:value-type="float" office:value="2.876688" calcext:value-type="float">
            <text:p>2.876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583333333333" calcext:value-type="float">
            <text:p>2.27583</text:p>
          </table:table-cell>
          <table:table-cell office:value-type="float" office:value="2.18938" calcext:value-type="float">
            <text:p>2.18938</text:p>
          </table:table-cell>
          <table:table-cell office:value-type="float" office:value="2.894384" calcext:value-type="float">
            <text:p>2.89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466" calcext:value-type="float">
            <text:p>2.27466</text:p>
          </table:table-cell>
          <table:table-cell office:value-type="float" office:value="2.21693733333333" calcext:value-type="float">
            <text:p>2.21694</text:p>
          </table:table-cell>
          <table:table-cell office:value-type="float" office:value="2.945136" calcext:value-type="float">
            <text:p>2.945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163733333333" calcext:value-type="float">
            <text:p>2.27164</text:p>
          </table:table-cell>
          <table:table-cell office:value-type="float" office:value="2.19803066666667" calcext:value-type="float">
            <text:p>2.19803</text:p>
          </table:table-cell>
          <table:table-cell office:value-type="float" office:value="2.914304" calcext:value-type="float">
            <text:p>2.91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524" calcext:value-type="float">
            <text:p>2.26352</text:p>
          </table:table-cell>
          <table:table-cell office:value-type="float" office:value="2.234968" calcext:value-type="float">
            <text:p>2.23497</text:p>
          </table:table-cell>
          <table:table-cell office:value-type="float" office:value="2.980176" calcext:value-type="float">
            <text:p>2.980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708" calcext:value-type="float">
            <text:p>2.25071</text:p>
          </table:table-cell>
          <table:table-cell office:value-type="float" office:value="2.26148933333333" calcext:value-type="float">
            <text:p>2.26149</text:p>
          </table:table-cell>
          <table:table-cell office:value-type="float" office:value="3.004384" calcext:value-type="float">
            <text:p>3.00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32133333333" calcext:value-type="float">
            <text:p>2.25532</text:p>
          </table:table-cell>
          <table:table-cell office:value-type="float" office:value="2.229104" calcext:value-type="float">
            <text:p>2.2291</text:p>
          </table:table-cell>
          <table:table-cell office:value-type="float" office:value="2.971168" calcext:value-type="float">
            <text:p>2.971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78533333333" calcext:value-type="float">
            <text:p>2.25379</text:p>
          </table:table-cell>
          <table:table-cell office:value-type="float" office:value="2.22878533333333" calcext:value-type="float">
            <text:p>2.22879</text:p>
          </table:table-cell>
          <table:table-cell office:value-type="float" office:value="2.965824" calcext:value-type="float">
            <text:p>2.965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80266666667" calcext:value-type="float">
            <text:p>2.2488</text:p>
          </table:table-cell>
          <table:table-cell office:value-type="float" office:value="2.25167466666667" calcext:value-type="float">
            <text:p>2.25167</text:p>
          </table:table-cell>
          <table:table-cell office:value-type="float" office:value="3.009888" calcext:value-type="float">
            <text:p>3.009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4904266666667" calcext:value-type="float">
            <text:p>2.24904</text:p>
          </table:table-cell>
          <table:table-cell office:value-type="float" office:value="2.250464" calcext:value-type="float">
            <text:p>2.25046</text:p>
          </table:table-cell>
          <table:table-cell office:value-type="float" office:value="2.991168" calcext:value-type="float">
            <text:p>2.991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208" calcext:value-type="float">
            <text:p>2.24821</text:p>
          </table:table-cell>
          <table:table-cell office:value-type="float" office:value="2.25136266666667" calcext:value-type="float">
            <text:p>2.25136</text:p>
          </table:table-cell>
          <table:table-cell office:value-type="float" office:value="2.99352" calcext:value-type="float">
            <text:p>2.993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681733333333" calcext:value-type="float">
            <text:p>2.24682</text:p>
          </table:table-cell>
          <table:table-cell office:value-type="float" office:value="2.25222266666667" calcext:value-type="float">
            <text:p>2.25222</text:p>
          </table:table-cell>
          <table:table-cell office:value-type="float" office:value="2.999456" calcext:value-type="float">
            <text:p>2.999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53333333333" calcext:value-type="float">
            <text:p>2.24553</text:p>
          </table:table-cell>
          <table:table-cell office:value-type="float" office:value="2.251912" calcext:value-type="float">
            <text:p>2.25191</text:p>
          </table:table-cell>
          <table:table-cell office:value-type="float" office:value="3.02056" calcext:value-type="float">
            <text:p>3.020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.24542" calcext:value-type="float">
            <text:p>2.24542</text:p>
          </table:table-cell>
          <table:table-cell office:value-type="float" office:value="2.266976" calcext:value-type="float">
            <text:p>2.26698</text:p>
          </table:table-cell>
          <table:table-cell office:value-type="float" office:value="3.0344" calcext:value-type="float">
            <text:p>3.03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248" calcext:value-type="float">
            <text:p>2.24425</text:p>
          </table:table-cell>
          <table:table-cell office:value-type="float" office:value="2.267736" calcext:value-type="float">
            <text:p>2.26774</text:p>
          </table:table-cell>
          <table:table-cell office:value-type="float" office:value="3.03944" calcext:value-type="float">
            <text:p>3.039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39" calcext:value-type="float">
            <text:p>2.2439</text:p>
          </table:table-cell>
          <table:table-cell office:value-type="float" office:value="2.25801066666667" calcext:value-type="float">
            <text:p>2.25801</text:p>
          </table:table-cell>
          <table:table-cell office:value-type="float" office:value="3.0084" calcext:value-type="float">
            <text:p>3.00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1228" calcext:value-type="float">
            <text:p>2.24123</text:p>
          </table:table-cell>
          <table:table-cell office:value-type="float" office:value="2.26186666666667" calcext:value-type="float">
            <text:p>2.26187</text:p>
          </table:table-cell>
          <table:table-cell office:value-type="float" office:value="3.026448" calcext:value-type="float">
            <text:p>3.02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96266666667" calcext:value-type="float">
            <text:p>2.24096</text:p>
          </table:table-cell>
          <table:table-cell office:value-type="float" office:value="2.27443333333333" calcext:value-type="float">
            <text:p>2.27443</text:p>
          </table:table-cell>
          <table:table-cell office:value-type="float" office:value="3.058496" calcext:value-type="float">
            <text:p>3.05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552" calcext:value-type="float">
            <text:p>2.24055</text:p>
          </table:table-cell>
          <table:table-cell office:value-type="float" office:value="2.278648" calcext:value-type="float">
            <text:p>2.27865</text:p>
          </table:table-cell>
          <table:table-cell office:value-type="float" office:value="3.038608" calcext:value-type="float">
            <text:p>3.038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94933333333" calcext:value-type="float">
            <text:p>2.25895</text:p>
          </table:table-cell>
          <table:table-cell office:value-type="float" office:value="2.23522933333333" calcext:value-type="float">
            <text:p>2.23523</text:p>
          </table:table-cell>
          <table:table-cell office:value-type="float" office:value="2.965024" calcext:value-type="float">
            <text:p>2.965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506933333333" calcext:value-type="float">
            <text:p>2.23507</text:p>
          </table:table-cell>
          <table:table-cell office:value-type="float" office:value="2.290528" calcext:value-type="float">
            <text:p>2.29053</text:p>
          </table:table-cell>
          <table:table-cell office:value-type="float" office:value="3.076208" calcext:value-type="float">
            <text:p>3.076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4768" calcext:value-type="float">
            <text:p>2.23477</text:p>
          </table:table-cell>
          <table:table-cell office:value-type="float" office:value="2.27597733333333" calcext:value-type="float">
            <text:p>2.27598</text:p>
          </table:table-cell>
          <table:table-cell office:value-type="float" office:value="3.06808" calcext:value-type="float">
            <text:p>3.068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656" calcext:value-type="float">
            <text:p>2.23466</text:p>
          </table:table-cell>
          <table:table-cell office:value-type="float" office:value="2.287504" calcext:value-type="float">
            <text:p>2.2875</text:p>
          </table:table-cell>
          <table:table-cell office:value-type="float" office:value="3.069888" calcext:value-type="float">
            <text:p>3.069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914133333333" calcext:value-type="float">
            <text:p>2.22914</text:p>
          </table:table-cell>
          <table:table-cell office:value-type="float" office:value="2.29162266666667" calcext:value-type="float">
            <text:p>2.29162</text:p>
          </table:table-cell>
          <table:table-cell office:value-type="float" office:value="3.070016" calcext:value-type="float">
            <text:p>3.070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664" calcext:value-type="float">
            <text:p>2.22866</text:p>
          </table:table-cell>
          <table:table-cell office:value-type="float" office:value="2.29412266666667" calcext:value-type="float">
            <text:p>2.29412</text:p>
          </table:table-cell>
          <table:table-cell office:value-type="float" office:value="3.06968" calcext:value-type="float">
            <text:p>3.069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124" calcext:value-type="float">
            <text:p>2.22512</text:p>
          </table:table-cell>
          <table:table-cell office:value-type="float" office:value="2.30589066666667" calcext:value-type="float">
            <text:p>2.30589</text:p>
          </table:table-cell>
          <table:table-cell office:value-type="float" office:value="3.105376" calcext:value-type="float">
            <text:p>3.105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400533333333" calcext:value-type="float">
            <text:p>2.22401</text:p>
          </table:table-cell>
          <table:table-cell office:value-type="float" office:value="2.322996" calcext:value-type="float">
            <text:p>2.323</text:p>
          </table:table-cell>
          <table:table-cell office:value-type="float" office:value="3.125264" calcext:value-type="float">
            <text:p>3.125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320533333333" calcext:value-type="float">
            <text:p>2.22321</text:p>
          </table:table-cell>
          <table:table-cell office:value-type="float" office:value="2.32283733333333" calcext:value-type="float">
            <text:p>2.32284</text:p>
          </table:table-cell>
          <table:table-cell office:value-type="float" office:value="3.11968" calcext:value-type="float">
            <text:p>3.119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392" calcext:value-type="float">
            <text:p>2.22039</text:p>
          </table:table-cell>
          <table:table-cell office:value-type="float" office:value="2.33509466666667" calcext:value-type="float">
            <text:p>2.33509</text:p>
          </table:table-cell>
          <table:table-cell office:value-type="float" office:value="3.139728" calcext:value-type="float">
            <text:p>3.139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84266666667" calcext:value-type="float">
            <text:p>2.21884</text:p>
          </table:table-cell>
          <table:table-cell office:value-type="float" office:value="2.31001733333333" calcext:value-type="float">
            <text:p>2.31002</text:p>
          </table:table-cell>
          <table:table-cell office:value-type="float" office:value="3.106144" calcext:value-type="float">
            <text:p>3.106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8468" calcext:value-type="float">
            <text:p>2.21847</text:p>
          </table:table-cell>
          <table:table-cell office:value-type="float" office:value="2.32352133333333" calcext:value-type="float">
            <text:p>2.32352</text:p>
          </table:table-cell>
          <table:table-cell office:value-type="float" office:value="3.114176" calcext:value-type="float">
            <text:p>3.114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1601866666667" calcext:value-type="float">
            <text:p>2.21602</text:p>
          </table:table-cell>
          <table:table-cell office:value-type="float" office:value="2.33284533333333" calcext:value-type="float">
            <text:p>2.33285</text:p>
          </table:table-cell>
          <table:table-cell office:value-type="float" office:value="3.12832" calcext:value-type="float">
            <text:p>3.128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515866666667" calcext:value-type="float">
            <text:p>2.21516</text:p>
          </table:table-cell>
          <table:table-cell office:value-type="float" office:value="2.326672" calcext:value-type="float">
            <text:p>2.32667</text:p>
          </table:table-cell>
          <table:table-cell office:value-type="float" office:value="3.132736" calcext:value-type="float">
            <text:p>3.132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60666666667" calcext:value-type="float">
            <text:p>2.21361</text:p>
          </table:table-cell>
          <table:table-cell office:value-type="float" office:value="2.32435466666667" calcext:value-type="float">
            <text:p>2.32435</text:p>
          </table:table-cell>
          <table:table-cell office:value-type="float" office:value="3.118912" calcext:value-type="float">
            <text:p>3.118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283866666667" calcext:value-type="float">
            <text:p>2.21284</text:p>
          </table:table-cell>
          <table:table-cell office:value-type="float" office:value="2.33187466666667" calcext:value-type="float">
            <text:p>2.33187</text:p>
          </table:table-cell>
          <table:table-cell office:value-type="float" office:value="3.14592" calcext:value-type="float">
            <text:p>3.145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06666666667" calcext:value-type="float">
            <text:p>2.26207</text:p>
          </table:table-cell>
          <table:table-cell office:value-type="float" office:value="2.208756" calcext:value-type="float">
            <text:p>2.20876</text:p>
          </table:table-cell>
          <table:table-cell office:value-type="float" office:value="2.951856" calcext:value-type="float">
            <text:p>2.951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6428" calcext:value-type="float">
            <text:p>2.20643</text:p>
          </table:table-cell>
          <table:table-cell office:value-type="float" office:value="2.35658266666667" calcext:value-type="float">
            <text:p>2.35658</text:p>
          </table:table-cell>
          <table:table-cell office:value-type="float" office:value="3.193488" calcext:value-type="float">
            <text:p>3.193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01733333333" calcext:value-type="float">
            <text:p>2.20502</text:p>
          </table:table-cell>
          <table:table-cell office:value-type="float" office:value="2.35137733333333" calcext:value-type="float">
            <text:p>2.35138</text:p>
          </table:table-cell>
          <table:table-cell office:value-type="float" office:value="3.163408" calcext:value-type="float">
            <text:p>3.163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270133333333" calcext:value-type="float">
            <text:p>2.2027</text:p>
          </table:table-cell>
          <table:table-cell office:value-type="float" office:value="2.37233733333333" calcext:value-type="float">
            <text:p>2.37234</text:p>
          </table:table-cell>
          <table:table-cell office:value-type="float" office:value="3.218704" calcext:value-type="float">
            <text:p>3.21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66133333333" calcext:value-type="float">
            <text:p>2.20266</text:p>
          </table:table-cell>
          <table:table-cell office:value-type="float" office:value="2.37513466666667" calcext:value-type="float">
            <text:p>2.37513</text:p>
          </table:table-cell>
          <table:table-cell office:value-type="float" office:value="3.19312" calcext:value-type="float">
            <text:p>3.193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83466666667" calcext:value-type="float">
            <text:p>2.19483</text:p>
          </table:table-cell>
          <table:table-cell office:value-type="float" office:value="2.37019866666667" calcext:value-type="float">
            <text:p>2.3702</text:p>
          </table:table-cell>
          <table:table-cell office:value-type="float" office:value="3.19976" calcext:value-type="float">
            <text:p>3.199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41466666667" calcext:value-type="float">
            <text:p>2.19141</text:p>
          </table:table-cell>
          <table:table-cell office:value-type="float" office:value="2.363588" calcext:value-type="float">
            <text:p>2.36359</text:p>
          </table:table-cell>
          <table:table-cell office:value-type="float" office:value="3.207952" calcext:value-type="float">
            <text:p>3.207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13866666667" calcext:value-type="float">
            <text:p>2.17714</text:p>
          </table:table-cell>
          <table:table-cell office:value-type="float" office:value="2.41849733333333" calcext:value-type="float">
            <text:p>2.4185</text:p>
          </table:table-cell>
          <table:table-cell office:value-type="float" office:value="3.290128" calcext:value-type="float">
            <text:p>3.290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104" calcext:value-type="float">
            <text:p>2.2861</text:p>
          </table:table-cell>
          <table:table-cell office:value-type="float" office:value="2.17198133333333" calcext:value-type="float">
            <text:p>2.17198</text:p>
          </table:table-cell>
          <table:table-cell office:value-type="float" office:value="2.869696" calcext:value-type="float">
            <text:p>2.86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11333333333" calcext:value-type="float">
            <text:p>2.28311</text:p>
          </table:table-cell>
          <table:table-cell office:value-type="float" office:value="2.16577733333333" calcext:value-type="float">
            <text:p>2.16578</text:p>
          </table:table-cell>
          <table:table-cell office:value-type="float" office:value="2.846928" calcext:value-type="float">
            <text:p>2.846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71866666667" calcext:value-type="float">
            <text:p>2.29072</text:p>
          </table:table-cell>
          <table:table-cell office:value-type="float" office:value="2.165664" calcext:value-type="float">
            <text:p>2.16566</text:p>
          </table:table-cell>
          <table:table-cell office:value-type="float" office:value="2.859824" calcext:value-type="float">
            <text:p>2.859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270933333333" calcext:value-type="float">
            <text:p>2.30271</text:p>
          </table:table-cell>
          <table:table-cell office:value-type="float" office:value="2.114728" calcext:value-type="float">
            <text:p>2.11473</text:p>
          </table:table-cell>
          <table:table-cell office:value-type="float" office:value="2.775216" calcext:value-type="float">
            <text:p>2.775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666666666667" calcext:value-type="float">
            <text:p>2.28667</text:p>
          </table:table-cell>
          <table:table-cell office:value-type="float" office:value="2.155184" calcext:value-type="float">
            <text:p>2.15518</text:p>
          </table:table-cell>
          <table:table-cell office:value-type="float" office:value="2.841424" calcext:value-type="float">
            <text:p>2.841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370144" calcext:value-type="float">
            <text:p>2.23701</text:p>
          </table:table-cell>
          <table:table-cell table:formula="of:=AVERAGE([.BT1:.BT15])" office:value-type="float" office:value="2.27747333333333" calcext:value-type="float">
            <text:p>2.27747</text:p>
          </table:table-cell>
          <table:table-cell table:formula="of:=AVERAGE([.BU1:.BU15])" office:value-type="float" office:value="3.0488384" calcext:value-type="float">
            <text:p>3.04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8194133333333" calcext:value-type="float">
            <text:p>2.28194</text:p>
          </table:table-cell>
          <table:table-cell office:value-type="float" office:value="2.17726533333333" calcext:value-type="float">
            <text:p>2.17727</text:p>
          </table:table-cell>
          <table:table-cell office:value-type="float" office:value="2.874096" calcext:value-type="float">
            <text:p>2.87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6819733333333" calcext:value-type="float">
            <text:p>2.2682</text:p>
          </table:table-cell>
          <table:table-cell table:formula="of:=AVERAGE([.BT1:.BT5])" office:value-type="float" office:value="2.205312" calcext:value-type="float">
            <text:p>2.20531</text:p>
          </table:table-cell>
          <table:table-cell table:formula="of:=AVERAGE([.BU1:.BU5])" office:value-type="float" office:value="2.9270784" calcext:value-type="float">
            <text:p>2.92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163733333333" calcext:value-type="float">
            <text:p>2.27164</text:p>
          </table:table-cell>
          <table:table-cell office:value-type="float" office:value="2.19803066666667" calcext:value-type="float">
            <text:p>2.19803</text:p>
          </table:table-cell>
          <table:table-cell office:value-type="float" office:value="2.914304" calcext:value-type="float">
            <text:p>2.91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32133333333" calcext:value-type="float">
            <text:p>2.25532</text:p>
          </table:table-cell>
          <table:table-cell office:value-type="float" office:value="2.229104" calcext:value-type="float">
            <text:p>2.2291</text:p>
          </table:table-cell>
          <table:table-cell office:value-type="float" office:value="2.971168" calcext:value-type="float">
            <text:p>2.971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.24542" calcext:value-type="float">
            <text:p>2.24542</text:p>
          </table:table-cell>
          <table:table-cell office:value-type="float" office:value="2.266976" calcext:value-type="float">
            <text:p>2.26698</text:p>
          </table:table-cell>
          <table:table-cell office:value-type="float" office:value="3.0344" calcext:value-type="float">
            <text:p>3.03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1228" calcext:value-type="float">
            <text:p>2.24123</text:p>
          </table:table-cell>
          <table:table-cell office:value-type="float" office:value="2.26186666666667" calcext:value-type="float">
            <text:p>2.26187</text:p>
          </table:table-cell>
          <table:table-cell office:value-type="float" office:value="3.026448" calcext:value-type="float">
            <text:p>3.02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552" calcext:value-type="float">
            <text:p>2.24055</text:p>
          </table:table-cell>
          <table:table-cell office:value-type="float" office:value="2.278648" calcext:value-type="float">
            <text:p>2.27865</text:p>
          </table:table-cell>
          <table:table-cell office:value-type="float" office:value="3.038608" calcext:value-type="float">
            <text:p>3.038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506933333333" calcext:value-type="float">
            <text:p>2.23507</text:p>
          </table:table-cell>
          <table:table-cell office:value-type="float" office:value="2.290528" calcext:value-type="float">
            <text:p>2.29053</text:p>
          </table:table-cell>
          <table:table-cell office:value-type="float" office:value="3.076208" calcext:value-type="float">
            <text:p>3.076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656" calcext:value-type="float">
            <text:p>2.23466</text:p>
          </table:table-cell>
          <table:table-cell office:value-type="float" office:value="2.287504" calcext:value-type="float">
            <text:p>2.2875</text:p>
          </table:table-cell>
          <table:table-cell office:value-type="float" office:value="3.069888" calcext:value-type="float">
            <text:p>3.069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400533333333" calcext:value-type="float">
            <text:p>2.22401</text:p>
          </table:table-cell>
          <table:table-cell office:value-type="float" office:value="2.322996" calcext:value-type="float">
            <text:p>2.323</text:p>
          </table:table-cell>
          <table:table-cell office:value-type="float" office:value="3.125264" calcext:value-type="float">
            <text:p>3.125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84266666667" calcext:value-type="float">
            <text:p>2.21884</text:p>
          </table:table-cell>
          <table:table-cell office:value-type="float" office:value="2.31001733333333" calcext:value-type="float">
            <text:p>2.31002</text:p>
          </table:table-cell>
          <table:table-cell office:value-type="float" office:value="3.106144" calcext:value-type="float">
            <text:p>3.106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8468" calcext:value-type="float">
            <text:p>2.21847</text:p>
          </table:table-cell>
          <table:table-cell office:value-type="float" office:value="2.32352133333333" calcext:value-type="float">
            <text:p>2.32352</text:p>
          </table:table-cell>
          <table:table-cell office:value-type="float" office:value="3.114176" calcext:value-type="float">
            <text:p>3.114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515866666667" calcext:value-type="float">
            <text:p>2.21516</text:p>
          </table:table-cell>
          <table:table-cell office:value-type="float" office:value="2.326672" calcext:value-type="float">
            <text:p>2.32667</text:p>
          </table:table-cell>
          <table:table-cell office:value-type="float" office:value="3.132736" calcext:value-type="float">
            <text:p>3.132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83466666667" calcext:value-type="float">
            <text:p>2.19483</text:p>
          </table:table-cell>
          <table:table-cell office:value-type="float" office:value="2.37019866666667" calcext:value-type="float">
            <text:p>2.3702</text:p>
          </table:table-cell>
          <table:table-cell office:value-type="float" office:value="3.19976" calcext:value-type="float">
            <text:p>3.199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41466666667" calcext:value-type="float">
            <text:p>2.19141</text:p>
          </table:table-cell>
          <table:table-cell office:value-type="float" office:value="2.363588" calcext:value-type="float">
            <text:p>2.36359</text:p>
          </table:table-cell>
          <table:table-cell office:value-type="float" office:value="3.207952" calcext:value-type="float">
            <text:p>3.207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62133333333" calcext:value-type="float">
            <text:p>2.28462</text:p>
          </table:table-cell>
          <table:table-cell office:value-type="float" office:value="2.165364" calcext:value-type="float">
            <text:p>2.16536</text:p>
          </table:table-cell>
          <table:table-cell office:value-type="float" office:value="2.842832" calcext:value-type="float">
            <text:p>2.842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23829031111111" calcext:value-type="float">
            <text:p>2.23829</text:p>
          </table:table-cell>
          <table:table-cell table:formula="of:=AVERAGE([.BT16:.BT30])" office:value-type="float" office:value="2.27950026666667" calcext:value-type="float">
            <text:p>2.2795</text:p>
          </table:table-cell>
          <table:table-cell table:formula="of:=AVERAGE([.BU16:.BU30])" office:value-type="float" office:value="3.05008213333333" calcext:value-type="float">
            <text:p>3.05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091066666667" calcext:value-type="float">
            <text:p>2.28091</text:p>
          </table:table-cell>
          <table:table-cell office:value-type="float" office:value="2.17594666666667" calcext:value-type="float">
            <text:p>2.17595</text:p>
          </table:table-cell>
          <table:table-cell office:value-type="float" office:value="2.876688" calcext:value-type="float">
            <text:p>2.876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26982746666667" calcext:value-type="float">
            <text:p>2.26983</text:p>
          </table:table-cell>
          <table:table-cell table:formula="of:=AVERAGE([.BT16:.BT20])" office:value-type="float" office:value="2.20667893333333" calcext:value-type="float">
            <text:p>2.20668</text:p>
          </table:table-cell>
          <table:table-cell table:formula="of:=AVERAGE([.BU16:.BU20])" office:value-type="float" office:value="2.926704" calcext:value-type="float">
            <text:p>2.9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583333333333" calcext:value-type="float">
            <text:p>2.27583</text:p>
          </table:table-cell>
          <table:table-cell office:value-type="float" office:value="2.18938" calcext:value-type="float">
            <text:p>2.18938</text:p>
          </table:table-cell>
          <table:table-cell office:value-type="float" office:value="2.894384" calcext:value-type="float">
            <text:p>2.89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524" calcext:value-type="float">
            <text:p>2.26352</text:p>
          </table:table-cell>
          <table:table-cell office:value-type="float" office:value="2.234968" calcext:value-type="float">
            <text:p>2.23497</text:p>
          </table:table-cell>
          <table:table-cell office:value-type="float" office:value="2.980176" calcext:value-type="float">
            <text:p>2.980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248" calcext:value-type="float">
            <text:p>2.24425</text:p>
          </table:table-cell>
          <table:table-cell office:value-type="float" office:value="2.267736" calcext:value-type="float">
            <text:p>2.26774</text:p>
          </table:table-cell>
          <table:table-cell office:value-type="float" office:value="3.03944" calcext:value-type="float">
            <text:p>3.039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39" calcext:value-type="float">
            <text:p>2.2439</text:p>
          </table:table-cell>
          <table:table-cell office:value-type="float" office:value="2.25801066666667" calcext:value-type="float">
            <text:p>2.25801</text:p>
          </table:table-cell>
          <table:table-cell office:value-type="float" office:value="3.0084" calcext:value-type="float">
            <text:p>3.00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96266666667" calcext:value-type="float">
            <text:p>2.24096</text:p>
          </table:table-cell>
          <table:table-cell office:value-type="float" office:value="2.27443333333333" calcext:value-type="float">
            <text:p>2.27443</text:p>
          </table:table-cell>
          <table:table-cell office:value-type="float" office:value="3.058496" calcext:value-type="float">
            <text:p>3.05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914133333333" calcext:value-type="float">
            <text:p>2.22914</text:p>
          </table:table-cell>
          <table:table-cell office:value-type="float" office:value="2.29162266666667" calcext:value-type="float">
            <text:p>2.29162</text:p>
          </table:table-cell>
          <table:table-cell office:value-type="float" office:value="3.070016" calcext:value-type="float">
            <text:p>3.070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664" calcext:value-type="float">
            <text:p>2.22866</text:p>
          </table:table-cell>
          <table:table-cell office:value-type="float" office:value="2.29412266666667" calcext:value-type="float">
            <text:p>2.29412</text:p>
          </table:table-cell>
          <table:table-cell office:value-type="float" office:value="3.06968" calcext:value-type="float">
            <text:p>3.069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124" calcext:value-type="float">
            <text:p>2.22512</text:p>
          </table:table-cell>
          <table:table-cell office:value-type="float" office:value="2.30589066666667" calcext:value-type="float">
            <text:p>2.30589</text:p>
          </table:table-cell>
          <table:table-cell office:value-type="float" office:value="3.105376" calcext:value-type="float">
            <text:p>3.105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320533333333" calcext:value-type="float">
            <text:p>2.22321</text:p>
          </table:table-cell>
          <table:table-cell office:value-type="float" office:value="2.32283733333333" calcext:value-type="float">
            <text:p>2.32284</text:p>
          </table:table-cell>
          <table:table-cell office:value-type="float" office:value="3.11968" calcext:value-type="float">
            <text:p>3.119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1601866666667" calcext:value-type="float">
            <text:p>2.21602</text:p>
          </table:table-cell>
          <table:table-cell office:value-type="float" office:value="2.33284533333333" calcext:value-type="float">
            <text:p>2.33285</text:p>
          </table:table-cell>
          <table:table-cell office:value-type="float" office:value="3.12832" calcext:value-type="float">
            <text:p>3.128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283866666667" calcext:value-type="float">
            <text:p>2.21284</text:p>
          </table:table-cell>
          <table:table-cell office:value-type="float" office:value="2.33187466666667" calcext:value-type="float">
            <text:p>2.33187</text:p>
          </table:table-cell>
          <table:table-cell office:value-type="float" office:value="3.14592" calcext:value-type="float">
            <text:p>3.145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270133333333" calcext:value-type="float">
            <text:p>2.2027</text:p>
          </table:table-cell>
          <table:table-cell office:value-type="float" office:value="2.37233733333333" calcext:value-type="float">
            <text:p>2.37234</text:p>
          </table:table-cell>
          <table:table-cell office:value-type="float" office:value="3.218704" calcext:value-type="float">
            <text:p>3.21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66133333333" calcext:value-type="float">
            <text:p>2.20266</text:p>
          </table:table-cell>
          <table:table-cell office:value-type="float" office:value="2.37513466666667" calcext:value-type="float">
            <text:p>2.37513</text:p>
          </table:table-cell>
          <table:table-cell office:value-type="float" office:value="3.19312" calcext:value-type="float">
            <text:p>3.193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0036" calcext:value-type="float">
            <text:p>2.31004</text:p>
          </table:table-cell>
          <table:table-cell office:value-type="float" office:value="2.11705733333333" calcext:value-type="float">
            <text:p>2.11706</text:p>
          </table:table-cell>
          <table:table-cell office:value-type="float" office:value="2.75984" calcext:value-type="float">
            <text:p>2.759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4631733333333" calcext:value-type="float">
            <text:p>2.24632</text:p>
          </table:table-cell>
          <table:table-cell table:formula="of:=AVERAGE([.BT31:.BT45])" office:value-type="float" office:value="2.25801715555556" calcext:value-type="float">
            <text:p>2.25802</text:p>
          </table:table-cell>
          <table:table-cell table:formula="of:=AVERAGE([.BU31:.BU45])" office:value-type="float" office:value="3.0137792" calcext:value-type="float">
            <text:p>3.013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64933333333" calcext:value-type="float">
            <text:p>2.28765</text:p>
          </table:table-cell>
          <table:table-cell office:value-type="float" office:value="2.15997733333333" calcext:value-type="float">
            <text:p>2.15998</text:p>
          </table:table-cell>
          <table:table-cell office:value-type="float" office:value="2.838128" calcext:value-type="float">
            <text:p>2.838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28861306666667" calcext:value-type="float">
            <text:p>2.28861</text:p>
          </table:table-cell>
          <table:table-cell table:formula="of:=AVERAGE([.BT31:.BT35])" office:value-type="float" office:value="2.16481813333333" calcext:value-type="float">
            <text:p>2.16482</text:p>
          </table:table-cell>
          <table:table-cell table:formula="of:=AVERAGE([.BU31:.BU35])" office:value-type="float" office:value="2.8507168" calcext:value-type="float">
            <text:p>2.8507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613866666667" calcext:value-type="float">
            <text:p>2.28614</text:p>
          </table:table-cell>
          <table:table-cell office:value-type="float" office:value="2.167148" calcext:value-type="float">
            <text:p>2.16715</text:p>
          </table:table-cell>
          <table:table-cell office:value-type="float" office:value="2.856688" calcext:value-type="float">
            <text:p>2.856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458133333333" calcext:value-type="float">
            <text:p>2.28458</text:p>
          </table:table-cell>
          <table:table-cell office:value-type="float" office:value="2.16297066666667" calcext:value-type="float">
            <text:p>2.16297</text:p>
          </table:table-cell>
          <table:table-cell office:value-type="float" office:value="2.853792" calcext:value-type="float">
            <text:p>2.853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466" calcext:value-type="float">
            <text:p>2.27466</text:p>
          </table:table-cell>
          <table:table-cell office:value-type="float" office:value="2.21693733333333" calcext:value-type="float">
            <text:p>2.21694</text:p>
          </table:table-cell>
          <table:table-cell office:value-type="float" office:value="2.945136" calcext:value-type="float">
            <text:p>2.945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78533333333" calcext:value-type="float">
            <text:p>2.25379</text:p>
          </table:table-cell>
          <table:table-cell office:value-type="float" office:value="2.22878533333333" calcext:value-type="float">
            <text:p>2.22879</text:p>
          </table:table-cell>
          <table:table-cell office:value-type="float" office:value="2.965824" calcext:value-type="float">
            <text:p>2.965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208" calcext:value-type="float">
            <text:p>2.24821</text:p>
          </table:table-cell>
          <table:table-cell office:value-type="float" office:value="2.25136266666667" calcext:value-type="float">
            <text:p>2.25136</text:p>
          </table:table-cell>
          <table:table-cell office:value-type="float" office:value="2.99352" calcext:value-type="float">
            <text:p>2.993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681733333333" calcext:value-type="float">
            <text:p>2.24682</text:p>
          </table:table-cell>
          <table:table-cell office:value-type="float" office:value="2.25222266666667" calcext:value-type="float">
            <text:p>2.25222</text:p>
          </table:table-cell>
          <table:table-cell office:value-type="float" office:value="2.999456" calcext:value-type="float">
            <text:p>2.999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53333333333" calcext:value-type="float">
            <text:p>2.24553</text:p>
          </table:table-cell>
          <table:table-cell office:value-type="float" office:value="2.251912" calcext:value-type="float">
            <text:p>2.25191</text:p>
          </table:table-cell>
          <table:table-cell office:value-type="float" office:value="3.02056" calcext:value-type="float">
            <text:p>3.020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4768" calcext:value-type="float">
            <text:p>2.23477</text:p>
          </table:table-cell>
          <table:table-cell office:value-type="float" office:value="2.27597733333333" calcext:value-type="float">
            <text:p>2.27598</text:p>
          </table:table-cell>
          <table:table-cell office:value-type="float" office:value="3.06808" calcext:value-type="float">
            <text:p>3.068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392" calcext:value-type="float">
            <text:p>2.22039</text:p>
          </table:table-cell>
          <table:table-cell office:value-type="float" office:value="2.33509466666667" calcext:value-type="float">
            <text:p>2.33509</text:p>
          </table:table-cell>
          <table:table-cell office:value-type="float" office:value="3.139728" calcext:value-type="float">
            <text:p>3.139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60666666667" calcext:value-type="float">
            <text:p>2.21361</text:p>
          </table:table-cell>
          <table:table-cell office:value-type="float" office:value="2.32435466666667" calcext:value-type="float">
            <text:p>2.32435</text:p>
          </table:table-cell>
          <table:table-cell office:value-type="float" office:value="3.118912" calcext:value-type="float">
            <text:p>3.118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6428" calcext:value-type="float">
            <text:p>2.20643</text:p>
          </table:table-cell>
          <table:table-cell office:value-type="float" office:value="2.35658266666667" calcext:value-type="float">
            <text:p>2.35658</text:p>
          </table:table-cell>
          <table:table-cell office:value-type="float" office:value="3.193488" calcext:value-type="float">
            <text:p>3.193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01733333333" calcext:value-type="float">
            <text:p>2.20502</text:p>
          </table:table-cell>
          <table:table-cell office:value-type="float" office:value="2.35137733333333" calcext:value-type="float">
            <text:p>2.35138</text:p>
          </table:table-cell>
          <table:table-cell office:value-type="float" office:value="3.163408" calcext:value-type="float">
            <text:p>3.163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13866666667" calcext:value-type="float">
            <text:p>2.17714</text:p>
          </table:table-cell>
          <table:table-cell office:value-type="float" office:value="2.41849733333333" calcext:value-type="float">
            <text:p>2.4185</text:p>
          </table:table-cell>
          <table:table-cell office:value-type="float" office:value="3.290128" calcext:value-type="float">
            <text:p>3.290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052" calcext:value-type="float">
            <text:p>2.17305</text:p>
          </table:table-cell>
          <table:table-cell office:value-type="float" office:value="2.42954666666667" calcext:value-type="float">
            <text:p>2.42955</text:p>
          </table:table-cell>
          <table:table-cell office:value-type="float" office:value="3.312736" calcext:value-type="float">
            <text:p>3.312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4540684444444" calcext:value-type="float">
            <text:p>2.24541</text:p>
          </table:table-cell>
          <table:table-cell table:formula="of:=AVERAGE([.BT46:.BT60])" office:value-type="float" office:value="2.26008124444444" calcext:value-type="float">
            <text:p>2.26008</text:p>
          </table:table-cell>
          <table:table-cell table:formula="of:=AVERAGE([.BU46:.BU60])" office:value-type="float" office:value="3.01700693333333" calcext:value-type="float">
            <text:p>3.01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03333333333" calcext:value-type="float">
            <text:p>2.20803</text:p>
          </table:table-cell>
          <table:table-cell office:value-type="float" office:value="2.354212" calcext:value-type="float">
            <text:p>2.35421</text:p>
          </table:table-cell>
          <table:table-cell office:value-type="float" office:value="3.18216" calcext:value-type="float">
            <text:p>3.182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2028264" calcext:value-type="float">
            <text:p>2.20283</text:p>
          </table:table-cell>
          <table:table-cell table:formula="of:=AVERAGE([.BT46:.BT50])" office:value-type="float" office:value="2.35667093333333" calcext:value-type="float">
            <text:p>2.35667</text:p>
          </table:table-cell>
          <table:table-cell table:formula="of:=AVERAGE([.BU46:.BU50])" office:value-type="float" office:value="3.1859712" calcext:value-type="float">
            <text:p>3.18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92266666667" calcext:value-type="float">
            <text:p>2.20492</text:p>
          </table:table-cell>
          <table:table-cell office:value-type="float" office:value="2.350496" calcext:value-type="float">
            <text:p>2.3505</text:p>
          </table:table-cell>
          <table:table-cell office:value-type="float" office:value="3.167904" calcext:value-type="float">
            <text:p>3.16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78933333333" calcext:value-type="float">
            <text:p>2.20679</text:p>
          </table:table-cell>
          <table:table-cell office:value-type="float" office:value="2.32799333333333" calcext:value-type="float">
            <text:p>2.32799</text:p>
          </table:table-cell>
          <table:table-cell office:value-type="float" office:value="3.14152" calcext:value-type="float">
            <text:p>3.141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33466666667" calcext:value-type="float">
            <text:p>2.22133</text:p>
          </table:table-cell>
          <table:table-cell office:value-type="float" office:value="2.32110666666667" calcext:value-type="float">
            <text:p>2.32111</text:p>
          </table:table-cell>
          <table:table-cell office:value-type="float" office:value="3.125536" calcext:value-type="float">
            <text:p>3.125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756" calcext:value-type="float">
            <text:p>2.23476</text:p>
          </table:table-cell>
          <table:table-cell office:value-type="float" office:value="2.2921" calcext:value-type="float">
            <text:p>2.2921</text:p>
          </table:table-cell>
          <table:table-cell office:value-type="float" office:value="3.051264" calcext:value-type="float">
            <text:p>3.051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708" calcext:value-type="float">
            <text:p>2.25071</text:p>
          </table:table-cell>
          <table:table-cell office:value-type="float" office:value="2.26148933333333" calcext:value-type="float">
            <text:p>2.26149</text:p>
          </table:table-cell>
          <table:table-cell office:value-type="float" office:value="3.004384" calcext:value-type="float">
            <text:p>3.00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80266666667" calcext:value-type="float">
            <text:p>2.2488</text:p>
          </table:table-cell>
          <table:table-cell office:value-type="float" office:value="2.25167466666667" calcext:value-type="float">
            <text:p>2.25167</text:p>
          </table:table-cell>
          <table:table-cell office:value-type="float" office:value="3.009888" calcext:value-type="float">
            <text:p>3.009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4904266666667" calcext:value-type="float">
            <text:p>2.24904</text:p>
          </table:table-cell>
          <table:table-cell office:value-type="float" office:value="2.250464" calcext:value-type="float">
            <text:p>2.25046</text:p>
          </table:table-cell>
          <table:table-cell office:value-type="float" office:value="2.991168" calcext:value-type="float">
            <text:p>2.991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94933333333" calcext:value-type="float">
            <text:p>2.25895</text:p>
          </table:table-cell>
          <table:table-cell office:value-type="float" office:value="2.23522933333333" calcext:value-type="float">
            <text:p>2.23523</text:p>
          </table:table-cell>
          <table:table-cell office:value-type="float" office:value="2.965024" calcext:value-type="float">
            <text:p>2.965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06666666667" calcext:value-type="float">
            <text:p>2.26207</text:p>
          </table:table-cell>
          <table:table-cell office:value-type="float" office:value="2.208756" calcext:value-type="float">
            <text:p>2.20876</text:p>
          </table:table-cell>
          <table:table-cell office:value-type="float" office:value="2.951856" calcext:value-type="float">
            <text:p>2.951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104" calcext:value-type="float">
            <text:p>2.2861</text:p>
          </table:table-cell>
          <table:table-cell office:value-type="float" office:value="2.17198133333333" calcext:value-type="float">
            <text:p>2.17198</text:p>
          </table:table-cell>
          <table:table-cell office:value-type="float" office:value="2.869696" calcext:value-type="float">
            <text:p>2.86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11333333333" calcext:value-type="float">
            <text:p>2.28311</text:p>
          </table:table-cell>
          <table:table-cell office:value-type="float" office:value="2.16577733333333" calcext:value-type="float">
            <text:p>2.16578</text:p>
          </table:table-cell>
          <table:table-cell office:value-type="float" office:value="2.846928" calcext:value-type="float">
            <text:p>2.846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71866666667" calcext:value-type="float">
            <text:p>2.29072</text:p>
          </table:table-cell>
          <table:table-cell office:value-type="float" office:value="2.165664" calcext:value-type="float">
            <text:p>2.16566</text:p>
          </table:table-cell>
          <table:table-cell office:value-type="float" office:value="2.859824" calcext:value-type="float">
            <text:p>2.859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270933333333" calcext:value-type="float">
            <text:p>2.30271</text:p>
          </table:table-cell>
          <table:table-cell office:value-type="float" office:value="2.114728" calcext:value-type="float">
            <text:p>2.11473</text:p>
          </table:table-cell>
          <table:table-cell office:value-type="float" office:value="2.775216" calcext:value-type="float">
            <text:p>2.775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09:51:54.464186725</dc:date>
    <meta:document-statistic meta:table-count="2" meta:cell-count="9024" meta:object-count="0"/>
    <meta:generator>LibreOffice/4.2.8.2$Linux_X86_64 LibreOffice_project/420m0$Build-2</meta:generator>
  </office:meta>
</office:document-meta>
</file>